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6.6931in" table:align="margins"/>
    </style:style>
    <style:style style:name="表格1.A" style:family="table-column">
      <style:table-column-properties style:column-width="3.3465in" style:rel-column-width="32767*"/>
    </style:style>
    <style:style style:name="表格1.B" style:family="table-column">
      <style:table-column-properties style:column-width="3.3465in" style:rel-column-width="32768*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B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2" style:family="table">
      <style:table-properties style:width="6.6931in" table:align="margins"/>
    </style:style>
    <style:style style:name="表格2.A" style:family="table-column">
      <style:table-column-properties style:column-width="1.6729in" style:rel-column-width="16383*"/>
    </style:style>
    <style:style style:name="表格2.D" style:family="table-column">
      <style:table-column-properties style:column-width="1.6736in" style:rel-column-width="16386*"/>
    </style:style>
    <style:style style:name="表格2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2.D1" style:family="table-cell">
      <style:table-cell-properties fo:padding="0.0382in" fo:border="0.05pt solid #000000"/>
    </style:style>
    <style:style style:name="表格2.A2" style:family="table-cell">
      <style:table-cell-properties fo:padding="0.0382in" fo:border-left="0.05pt solid #000000" fo:border-right="none" fo:border-top="none" fo:border-bottom="0.05pt solid #000000"/>
    </style:style>
    <style:style style:name="表格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2pt" officeooo:rsid="000a8142" officeooo:paragraph-rsid="000a8142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2pt" officeooo:rsid="000a8142" officeooo:paragraph-rsid="000ab9d8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22pt" officeooo:rsid="000ab9d8" officeooo:paragraph-rsid="000ab9d8" style:font-size-asian="22pt" style:font-size-complex="22pt"/>
    </style:style>
    <style:style style:name="P4" style:family="paragraph" style:parent-style-name="Standard">
      <style:paragraph-properties fo:text-align="start" style:justify-single-word="false"/>
      <style:text-properties fo:font-size="14pt" officeooo:rsid="000fe31b" officeooo:paragraph-rsid="000fe31b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5b18f" officeooo:paragraph-rsid="0015b18f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5b18f" officeooo:paragraph-rsid="0019d786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15b18f" officeooo:paragraph-rsid="0015b18f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9d786" officeooo:paragraph-rsid="0019d786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c6cb2" officeooo:paragraph-rsid="001c6cb2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officeooo:paragraph-rsid="0015b18f"/>
    </style:style>
    <style:style style:name="P11" style:family="paragraph" style:parent-style-name="Standard">
      <style:paragraph-properties fo:text-align="center" style:justify-single-word="false" fo:break-before="page"/>
      <style:text-properties fo:font-size="14pt" officeooo:rsid="000fe31b" officeooo:paragraph-rsid="000fe31b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officeooo:rsid="0012a90c" officeooo:paragraph-rsid="0012a90c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font-size="14pt" officeooo:rsid="0016a0f7" officeooo:paragraph-rsid="0016a0f7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15b18f" officeooo:paragraph-rsid="002c04c3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15b18f" officeooo:paragraph-rsid="003e77cf" style:font-size-asian="14pt" style:font-size-complex="14pt"/>
    </style:style>
    <style:style style:name="P17" style:family="paragraph" style:parent-style-name="Standard" style:list-style-name="L19">
      <style:paragraph-properties fo:text-align="start" style:justify-single-word="false"/>
      <style:text-properties fo:font-size="14pt" officeooo:rsid="002d6c88" officeooo:paragraph-rsid="002e648f" style:font-size-asian="14pt" style:font-size-complex="14pt"/>
    </style:style>
    <style:style style:name="P18" style:family="paragraph" style:parent-style-name="Standard" style:list-style-name="L20">
      <style:paragraph-properties fo:text-align="start" style:justify-single-word="false"/>
      <style:text-properties fo:font-size="14pt" officeooo:rsid="00320751" officeooo:paragraph-rsid="00320751" style:font-size-asian="14pt" style:font-size-complex="14pt"/>
    </style:style>
    <style:style style:name="P19" style:family="paragraph" style:parent-style-name="Standard" style:list-style-name="L19">
      <style:paragraph-properties fo:text-align="start" style:justify-single-word="false"/>
      <style:text-properties fo:font-size="14pt" officeooo:rsid="0039020d" officeooo:paragraph-rsid="003b516c" style:font-size-asian="14pt" style:font-size-complex="14pt"/>
    </style:style>
    <style:style style:name="P20" style:family="paragraph" style:parent-style-name="Standard" style:list-style-name="L21">
      <style:paragraph-properties fo:text-align="start" style:justify-single-word="false"/>
      <style:text-properties fo:font-size="14pt" officeooo:rsid="003cdeca" officeooo:paragraph-rsid="003cdeca" style:font-size-asian="14pt" style:font-size-complex="14pt"/>
    </style:style>
    <style:style style:name="P21" style:family="paragraph" style:parent-style-name="Standard" style:list-style-name="L19">
      <style:paragraph-properties fo:text-align="start" style:justify-single-word="false"/>
      <style:text-properties fo:font-size="14pt" officeooo:rsid="003f6e12" officeooo:paragraph-rsid="003f6e12" style:font-size-asian="14pt" style:font-size-complex="14pt"/>
    </style:style>
    <style:style style:name="P22" style:family="paragraph" style:parent-style-name="Standard" style:list-style-name="L19">
      <style:paragraph-properties fo:text-align="start" style:justify-single-word="false"/>
      <style:text-properties fo:font-size="14pt" officeooo:rsid="003fe48b" officeooo:paragraph-rsid="003fe48b" style:font-size-asian="14pt" style:font-size-complex="14pt"/>
    </style:style>
    <style:style style:name="P23" style:family="paragraph" style:parent-style-name="Standard" style:list-style-name="L19">
      <style:paragraph-properties fo:text-align="start" style:justify-single-word="false"/>
      <style:text-properties officeooo:paragraph-rsid="0030fe12"/>
    </style:style>
    <style:style style:name="P24" style:family="paragraph" style:parent-style-name="Standard" style:list-style-name="L19">
      <style:paragraph-properties fo:text-align="start" style:justify-single-word="false"/>
      <style:text-properties officeooo:paragraph-rsid="002d6c88"/>
    </style:style>
    <style:style style:name="P25" style:family="paragraph" style:parent-style-name="Standard" style:list-style-name="L20">
      <style:paragraph-properties fo:text-align="start" style:justify-single-word="false"/>
      <style:text-properties officeooo:paragraph-rsid="00320751"/>
    </style:style>
    <style:style style:name="P26" style:family="paragraph" style:parent-style-name="Standard" style:list-style-name="L21">
      <style:paragraph-properties fo:text-align="start" style:justify-single-word="false"/>
      <style:text-properties officeooo:paragraph-rsid="003cdeca"/>
    </style:style>
    <style:style style:name="P27" style:family="paragraph" style:parent-style-name="Standard">
      <style:paragraph-properties fo:text-align="center" style:justify-single-word="false" fo:break-before="page"/>
      <style:text-properties fo:font-size="14pt" officeooo:rsid="0015b18f" officeooo:paragraph-rsid="003e77cf" style:font-size-asian="14pt" style:font-size-complex="14pt"/>
    </style:style>
    <style:style style:name="P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Heading_20_1">
      <style:paragraph-properties fo:text-align="center" style:justify-single-word="false" fo:break-before="page"/>
    </style:style>
    <style:style style:name="P3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3" style:family="paragraph">
      <style:paragraph-properties fo:margin-left="0in" fo:margin-right="0in" fo:margin-top="0.0398in" fo:margin-bottom="0.0398in" fo:line-height="100%" fo:text-align="center" fo:text-indent="0in"/>
    </style:style>
    <style:style style:name="P34" style:family="paragraph">
      <loext:graphic-properties draw:fill="solid" draw:fill-color="#729fcf"/>
      <style:paragraph-properties fo:margin-left="0in" fo:margin-right="0in" fo:margin-top="0.0398in" fo:margin-bottom="0.0398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c5000b"/>
      <style:paragraph-properties fo:margin-left="0in" fo:margin-right="0in" fo:margin-top="0.0398in" fo:margin-bottom="0.0398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ccffcc"/>
      <style:paragraph-properties fo:margin-left="0in" fo:margin-right="0in" fo:margin-top="0.0398in" fo:margin-bottom="0.0398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83ca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7790"/>
    </style:style>
    <style:style style:name="T2" style:family="text">
      <style:text-properties officeooo:rsid="00167a66"/>
    </style:style>
    <style:style style:name="T3" style:family="text">
      <style:text-properties officeooo:rsid="001a5182"/>
    </style:style>
    <style:style style:name="T4" style:family="text">
      <style:text-properties officeooo:rsid="001b2965"/>
    </style:style>
    <style:style style:name="T5" style:family="text">
      <style:text-properties officeooo:rsid="0024fd8b"/>
    </style:style>
    <style:style style:name="T6" style:family="text">
      <style:text-properties officeooo:rsid="002978f3"/>
    </style:style>
    <style:style style:name="T7" style:family="text">
      <style:text-properties officeooo:rsid="002d6c88"/>
    </style:style>
    <style:style style:name="T8" style:family="text">
      <style:text-properties fo:font-size="14pt" officeooo:rsid="002d6c88" style:font-size-asian="14pt" style:font-size-complex="14pt"/>
    </style:style>
    <style:style style:name="T9" style:family="text">
      <style:text-properties fo:font-size="14pt" officeooo:rsid="0030fe12" style:font-size-asian="14pt" style:font-size-complex="14pt"/>
    </style:style>
    <style:style style:name="T10" style:family="text">
      <style:text-properties fo:font-size="14pt" officeooo:rsid="00320751" style:font-size-asian="14pt" style:font-size-complex="14pt"/>
    </style:style>
    <style:style style:name="T11" style:family="text">
      <style:text-properties fo:font-size="14pt" officeooo:rsid="003cdeca" style:font-size-asian="14pt" style:font-size-complex="14pt"/>
    </style:style>
    <style:style style:name="T12" style:family="text">
      <style:text-properties fo:font-size="14pt" officeooo:rsid="0015b18f" style:font-size-asian="14pt" style:font-size-complex="14pt"/>
    </style:style>
    <style:style style:name="T13" style:family="text">
      <style:text-properties officeooo:rsid="002e648f"/>
    </style:style>
    <style:style style:name="T14" style:family="text">
      <style:text-properties officeooo:rsid="0030fe12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style:style style:name="gr1" style:family="graphic">
      <style:graphic-properties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 style:list-style-name="L22">
      <style:graphic-properties draw:stroke="solid" svg:stroke-width="0in" svg:stroke-color="#3465a4" draw:marker-start-width="0.0783in" draw:marker-start-center="false" draw:marker-end-width="0.0783in" draw:marker-end-center="false" draw:fill="solid" draw:fill-color="#729fcf" draw:textarea-horizontal-align="justify" draw:textarea-vertical-align="middle" draw:auto-grow-height="false" fo:min-height="4.9516in" fo:min-width="5.7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 style:list-style-name="L23">
      <style:graphic-properties draw:stroke="solid" svg:stroke-width="0in" svg:stroke-color="#3465a4" draw:marker-start-width="0.0783in" draw:marker-start-center="false" draw:marker-end-width="0.0783in" draw:marker-end-center="false" draw:fill="solid" draw:fill-color="#c5000b" draw:textarea-horizontal-align="justify" draw:textarea-vertical-align="middle" draw:auto-grow-height="false" fo:min-height="1.0016in" fo:min-width="4.1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 style:list-style-name="L24">
      <style:graphic-properties draw:stroke="solid" svg:stroke-width="0in" svg:stroke-color="#3465a4" draw:marker-start-width="0.0783in" draw:marker-start-center="false" draw:marker-end-width="0.0783in" draw:marker-end-center="false" draw:fill="solid" draw:fill-color="#ccffcc" draw:textarea-horizontal-align="justify" draw:textarea-vertical-align="middle" draw:auto-grow-height="false" fo:min-height="1.0016in" fo:min-width="4.5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 style:list-style-name="L25">
      <style:graphic-properties draw:stroke="solid" svg:stroke-width="0in" svg:stroke-color="#3465a4" draw:marker-start-width="0.0783in" draw:marker-start-center="false" draw:marker-end-width="0.0783in" draw:marker-end-center="false" draw:fill="solid" draw:fill-color="#729fcf" draw:textarea-horizontal-align="justify" draw:textarea-vertical-align="middle" draw:auto-grow-height="false" fo:min-height="1.0083in" fo:min-width="5.8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26">
      <style:graphic-properties draw:stroke="solid" svg:stroke-width="0in" svg:stroke-color="#3465a4" draw:marker-start-width="0.0783in" draw:marker-start-center="false" draw:marker-end-width="0.0783in" draw:marker-end-center="false" draw:fill="solid" draw:fill-color="#83caff" draw:textarea-horizontal-align="justify" draw:textarea-vertical-align="middle" draw:auto-grow-height="false" fo:min-height="1.5835in" fo:min-width="0.2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27">
      <style:graphic-properties draw:stroke="solid" svg:stroke-width="0in" svg:stroke-color="#3465a4" draw:marker-start-width="0.0783in" draw:marker-start-center="false" draw:marker-end-width="0.0783in" draw:marker-end-center="false" draw:fill="solid" draw:fill-color="#83caff" draw:textarea-horizontal-align="justify" draw:textarea-vertical-align="middle" draw:auto-grow-height="false" fo:min-height="1.5835in" fo:min-width="0.2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28">
      <style:graphic-properties draw:stroke="solid" svg:stroke-width="0in" svg:stroke-color="#3465a4" draw:marker-start-width="0.0783in" draw:marker-start-center="false" draw:marker-end-width="0.0783in" draw:marker-end-center="false" draw:fill="solid" draw:fill-color="#83caff" draw:textarea-horizontal-align="justify" draw:textarea-vertical-align="middle" draw:auto-grow-height="false" fo:min-height="1.2638in" fo:min-width="0.1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29">
      <style:graphic-properties draw:stroke="solid" svg:stroke-width="0in" svg:stroke-color="#3465a4" draw:marker-start-width="0.0783in" draw:marker-start-center="false" draw:marker-end-width="0.0783in" draw:marker-end-center="false" draw:fill="solid" draw:fill-color="#83caff" draw:textarea-horizontal-align="justify" draw:textarea-vertical-align="middle" draw:auto-grow-height="false" fo:min-height="1.2638in" fo:min-width="0.1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30">
      <style:graphic-properties draw:stroke="solid" svg:stroke-width="0in" svg:stroke-color="#3465a4" draw:marker-start-width="0.0783in" draw:marker-start-center="false" draw:marker-end-width="0.0783in" draw:marker-end-center="false" draw:fill="solid" draw:fill-color="#83caff" draw:textarea-horizontal-align="justify" draw:textarea-vertical-align="middle" draw:auto-grow-height="false" fo:min-height="1.2638in" fo:min-width="0.1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nvme unittest manua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5">M</text:span>axio</text:p>
      <text:p text:style-name="P3"/>
      <text:p text:style-name="P3"/>
      <text:p text:style-name="P2"/>
      <text:p text:style-name="P2"/>
      <text:p text:style-name="P11"><text:bookmark-start text:name="__DdeLink__3_1820326059"/>Host informati<text:bookmark-end text:name="__DdeLink__3_1820326059"/>on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13">Host os</text:p>
          </table:table-cell>
          <table:table-cell table:style-name="表格1.B1" office:value-type="string">
            <text:p text:style-name="P13">Ubuntu 15.04</text:p>
          </table:table-cell>
        </table:table-row>
        <table:table-row>
          <table:table-cell table:style-name="表格1.A2" office:value-type="string">
            <text:p text:style-name="P13">Host <text:span text:style-name="T1">processor</text:span></text:p>
          </table:table-cell>
          <table:table-cell table:style-name="表格1.B2" office:value-type="string">
            <text:p text:style-name="P13">I5-6400 @2.7GHz*4</text:p>
          </table:table-cell>
        </table:table-row>
        <table:table-row>
          <table:table-cell table:style-name="表格1.A2" office:value-type="string">
            <text:p text:style-name="P13">Host memory</text:p>
          </table:table-cell>
          <table:table-cell table:style-name="表格1.B2" office:value-type="string">
            <text:p text:style-name="P13">4GB</text:p>
          </table:table-cell>
        </table:table-row>
      </table:table>
      <text:p text:style-name="P4"/>
      <text:p text:style-name="P4"/>
      <text:p text:style-name="P7">Doc<text:span text:style-name="T2">ument</text:span> History</text:p>
      <table:table table:name="表格2" table:style-name="表格2">
        <table:table-column table:style-name="表格2.A" table:number-columns-repeated="3"/>
        <table:table-column table:style-name="表格2.D"/>
        <table:table-row>
          <table:table-cell table:style-name="表格2.A1" office:value-type="string">
            <text:p text:style-name="P14">Date</text:p>
          </table:table-cell>
          <table:table-cell table:style-name="表格2.A1" office:value-type="string">
            <text:p text:style-name="P14">Revision</text:p>
          </table:table-cell>
          <table:table-cell table:style-name="表格2.A1" office:value-type="string">
            <text:p text:style-name="P14">Modified</text:p>
          </table:table-cell>
          <table:table-cell table:style-name="表格2.D1" office:value-type="string">
            <text:p text:style-name="P14">Description</text:p>
          </table:table-cell>
        </table:table-row>
        <table:table-row>
          <table:table-cell table:style-name="表格2.A2" office:value-type="string">
            <text:p text:style-name="P14">2018.6.25</text:p>
          </table:table-cell>
          <table:table-cell table:style-name="表格2.A2" office:value-type="string">
            <text:p text:style-name="P14">1.0</text:p>
          </table:table-cell>
          <table:table-cell table:style-name="表格2.A2" office:value-type="string">
            <text:p text:style-name="P14">meng_yu</text:p>
          </table:table-cell>
          <table:table-cell table:style-name="表格2.D2" office:value-type="string">
            <text:p text:style-name="P14">create</text:p>
          </table:table-cell>
        </table:table-row>
        <table:table-row>
          <table:table-cell table:style-name="表格2.A2" office:value-type="string">
            <text:p text:style-name="P12"/>
          </table:table-cell>
          <table:table-cell table:style-name="表格2.A2" office:value-type="string">
            <text:p text:style-name="P12"/>
          </table:table-cell>
          <table:table-cell table:style-name="表格2.A2" office:value-type="string">
            <text:p text:style-name="P12"/>
          </table:table-cell>
          <table:table-cell table:style-name="表格2.D2" office:value-type="string">
            <text:p text:style-name="P12"/>
          </table:table-cell>
        </table:table-row>
        <table:table-row>
          <table:table-cell table:style-name="表格2.A2" office:value-type="string">
            <text:p text:style-name="P12"/>
          </table:table-cell>
          <table:table-cell table:style-name="表格2.A2" office:value-type="string">
            <text:p text:style-name="P12"/>
          </table:table-cell>
          <table:table-cell table:style-name="表格2.A2" office:value-type="string">
            <text:p text:style-name="P12"/>
          </table:table-cell>
          <table:table-cell table:style-name="表格2.D2" office:value-type="string">
            <text:p text:style-name="P12"/>
          </table:table-cell>
        </table:table-row>
        <table:table-row>
          <table:table-cell table:style-name="表格2.A2" office:value-type="string">
            <text:p text:style-name="P12"/>
          </table:table-cell>
          <table:table-cell table:style-name="表格2.A2" office:value-type="string">
            <text:p text:style-name="P12"/>
          </table:table-cell>
          <table:table-cell table:style-name="表格2.A2" office:value-type="string">
            <text:p text:style-name="P12"/>
          </table:table-cell>
          <table:table-cell table:style-name="表格2.D2" office:value-type="string">
            <text:p text:style-name="P12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P29">内容目录</text:p>
          </text:index-title>
          <text:p text:style-name="P28"><text:a xlink:type="simple" xlink:href="#__RefHeading___Toc111_1820326059" text:style-name="Index_20_Link" text:visited-style-name="Index_20_Link">1. 简介<text:tab/>4</text:a></text:p>
          <text:p text:style-name="P28"><text:a xlink:type="simple" xlink:href="#__RefHeading___Toc118_1820326059" text:style-name="Index_20_Link" text:visited-style-name="Index_20_Link">2. dnvme 文件结构<text:tab/>5</text:a></text:p>
          <text:p text:style-name="P31"><text:a xlink:type="simple" xlink:href="#__RefHeading___Toc120_1820326059" text:style-name="Index_20_Link" text:visited-style-name="Index_20_Link">2.1 文件总体结构<text:tab/>5</text:a></text:p>
          <text:p text:style-name="P31"><text:a xlink:type="simple" xlink:href="#__RefHeading___Toc122_1820326059" text:style-name="Index_20_Link" text:visited-style-name="Index_20_Link">2.2 文件总体结构<text:tab/>5</text:a></text:p>
          <text:p text:style-name="P32"><text:a xlink:type="simple" xlink:href="#__RefHeading___Toc124_1820326059" text:style-name="Index_20_Link" text:visited-style-name="Index_20_Link">2.2.1 dnvme<text:tab/>5</text:a></text:p>
          <text:p text:style-name="P32"><text:a xlink:type="simple" xlink:href="#__RefHeading___Toc126_1820326059" text:style-name="Index_20_Link" text:visited-style-name="Index_20_Link">2.2.1 unittest<text:tab/>5</text:a></text:p>
        </text:index-body>
      </text:table-of-content>
      <text:p text:style-name="P8"/>
      <text:p text:style-name="P5"/>
      <text:p text:style-name="P5"/>
      <text:p text:style-name="P5"/>
      <text:p text:style-name="P10"><text:bookmark-start text:name="__DdeLink__113_1820326059"/></text:p>
      <text:p text:style-name="P5"/>
      <text:p text:style-name="P5"><text:bookmark-end text:name="__DdeLink__113_1820326059"/></text:p>
      <text:h text:style-name="P30" text:outline-level="1"><text:bookmark-start text:name="__RefHeading___Toc111_1820326059"/><text:span text:style-name="T3">1. </text:span>简介<text:bookmark-end text:name="__RefHeading___Toc111_1820326059"/></text:h>
      <text:p text:style-name="P6"/>
      <text:p text:style-name="P6"/>
      <text:p text:style-name="P15"><text:tab/>dnvme 是一个基于<text:span text:style-name="T6">C</text:span>语言的nvme测试环境，运行在linux平台。</text:p>
      <text:p text:style-name="P15"><text:tab/>可以满足nvme的测试功能：</text:p>
      <text:list xml:id="list6828577119882164581" text:style-name="L19">
        <text:list-item>
          <text:p text:style-name="P24"><text:span text:style-name="T8">D</text:span><text:span text:style-name="T12">isable/</text:span><text:span text:style-name="T8">E</text:span><text:span text:style-name="T12">nable </text:span><text:span text:style-name="T8">Controller</text:span></text:p>
        </text:list-item>
        <text:list-item>
          <text:p text:style-name="P21">Resets (Queue Level, Controller Level Reset, NVM Subsystem Reset)</text:p>
        </text:list-item>
        <text:list-item>
          <text:p text:style-name="P22">Interrupts ( Pin, Single MSI, Multiple MSI, MSI-X)</text:p>
        </text:list-item>
        <text:list-item>
          <text:p text:style-name="P17">Read/Write Controller Registers ( <text:span text:style-name="T13">CAP CC NSSR等</text:span>)</text:p>
        </text:list-item>
        <text:list-item>
          <text:p text:style-name="P23"><text:span text:style-name="T9">Admin Command Set (可拓展)</text:span></text:p>
        </text:list-item>
      </text:list>
      <text:list xml:id="list776318985428752536" text:style-name="L20">
        <text:list-item>
          <text:p text:style-name="P25"><text:span text:style-name="T10">Delete I/O Submission Queue</text:span></text:p>
        </text:list-item>
        <text:list-item>
          <text:p text:style-name="P18">Create I/O Submission Queue</text:p>
        </text:list-item>
        <text:list-item>
          <text:p text:style-name="P18">Delete I/O Completion Queue</text:p>
        </text:list-item>
        <text:list-item>
          <text:p text:style-name="P18">Create I/O Completion Queue</text:p>
        </text:list-item>
        <text:list-item>
          <text:p text:style-name="P18">Identify</text:p>
        </text:list-item>
        <text:list-item>
          <text:p text:style-name="P18">Abort</text:p>
        </text:list-item>
        <text:list-item>
          <text:p text:style-name="P18">Set Features</text:p>
        </text:list-item>
        <text:list-item>
          <text:p text:style-name="P18">Get Features</text:p>
        </text:list-item>
      </text:list>
      <text:list xml:id="list110852240068118" text:continue-list="list6828577119882164581" text:style-name="L19">
        <text:list-item>
          <text:p text:style-name="P19">IO Command Set (<text:span text:style-name="T14">可拓展</text:span>)</text:p>
        </text:list-item>
      </text:list>
      <text:list xml:id="list4711884470250261340" text:style-name="L21">
        <text:list-item>
          <text:p text:style-name="P26"><text:span text:style-name="T11">Flush</text:span></text:p>
        </text:list-item>
        <text:list-item>
          <text:p text:style-name="P20">Write</text:p>
        </text:list-item>
        <text:list-item>
          <text:p text:style-name="P20">Read</text:p>
        </text:list-item>
        <text:list-item>
          <text:p text:style-name="P20">Write Uncorrectable</text:p>
        </text:list-item>
        <text:list-item>
          <text:p text:style-name="P20">Compare</text:p>
        </text:list-item>
        <text:list-item>
          <text:p text:style-name="P20">Write Zeroes</text:p>
        </text:list-item>
      </text:list>
      <text:p text:style-name="P16"/>
      <text:p text:style-name="P16"/>
      <text:p text:style-name="P16"/>
      <text:p text:style-name="P16"/>
      <text:p text:style-name="P27"><draw:g text:anchor-type="paragraph" draw:z-index="0" draw:style-name="gr1"><draw:custom-shape draw:style-name="gr2" draw:text-style-name="P34" svg:width="5.9504in" svg:height="5.0504in" svg:x="0.2465in" svg:y="3.0508in"><text:p text:style-name="P33"><text:span text:style-name="T15"/></text:p><text:p text:style-name="P33"><text:span text:style-name="T15"/></text:p><text:p text:style-name="P33"><text:span text:style-name="T15"/></text:p><text:p text:style-name="P33"><text:span text:style-name="T15"/></text:p><text:p text:style-name="P33"><text:span text:style-name="T15"/></text:p><text:p text:style-name="P33"><text:span text:style-name="T15"/></text:p><text:p text:style-name="P33"><text:span text:style-name="T15"/></text:p><text:p text:style-name="P33"><text:span text:style-name="T15"/></text:p><text:p text:style-name="P33"><text:span text:style-name="T15"/></text:p><text:p text:style-name="P33"><text:span text:style-name="T15"/></text:p><text:p text:style-name="P33"><text:span text:style-name="T15"/></text:p><text:p text:style-name="P33"><text:span text:style-name="T15"/></text:p><text:p text:style-name="P33"><text:span text:style-name="T15"/></text:p><text:p text:style-name="P33"><text:span text:style-name="T15"/></text:p><text:p text:style-name="P33"><text:span text:style-name="T15">Linux PC</text:span></text:p><draw:enhanced-geometry svg:viewBox="0 0 21600 21600" draw:type="rectangle" draw:enhanced-path="M 0 0 L 21600 0 21600 21600 0 21600 0 0 Z N"/></draw:custom-shape><draw:custom-shape draw:style-name="gr3" draw:text-style-name="P35" svg:width="4.3004in" svg:height="1.1004in" svg:x="1.0965in" svg:y="3.613in"><text:p text:style-name="P33"><text:span text:style-name="T15">Dnvme</text:span></text:p><draw:enhanced-geometry svg:viewBox="0 0 21600 21600" draw:type="rectangle" draw:enhanced-path="M 0 0 L 21600 0 21600 21600 0 21600 0 0 Z N"/></draw:custom-shape><draw:custom-shape draw:style-name="gr4" draw:text-style-name="P36" svg:width="4.7004in" svg:height="1.1004in" svg:x="0.9465in" svg:y="6.413in"><text:p text:style-name="P33"><text:span text:style-name="T15">Test Case</text:span></text:p><draw:enhanced-geometry svg:viewBox="0 0 21600 21600" draw:type="rectangle" draw:enhanced-path="M 0 0 L 21600 0 21600 21600 0 21600 0 0 Z N"/></draw:custom-shape><draw:custom-shape draw:style-name="gr5" draw:text-style-name="P34" svg:width="6.0504in" svg:height="1.1071in" svg:x="0.1965in" svg:y="0.3937in"><text:p text:style-name="P33"><text:span text:style-name="T15">Nvme Controlle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37" svg:width="0.8004in" svg:height="2.1004in" svg:x="1.4465in" svg:y="1.513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7" draw:text-style-name="P37" svg:width="0.8004in" svg:height="2.1004in" svg:x="4.1618in" svg:y="1.513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8" draw:text-style-name="P37" svg:width="0.6004in" svg:height="1.7004in" svg:x="1.5965in" svg:y="4.713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9" draw:text-style-name="P37" svg:width="0.6004in" svg:height="1.7004in" svg:x="4.4965in" svg:y="4.713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10" draw:text-style-name="P37" svg:width="0.6004in" svg:height="1.7004in" svg:x="3.0465in" svg:y="4.713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测试环境示意图</text:p>
      <text:h text:style-name="P30" text:outline-level="1"><text:bookmark-start text:name="__RefHeading___Toc118_1820326059"/>2. dnvme 文件结构<text:bookmark-end text:name="__RefHeading___Toc118_1820326059"/></text:h>
      <text:h text:style-name="Heading_20_2" text:outline-level="2"><text:bookmark-start text:name="__RefHeading___Toc120_1820326059"/>2.1 文件总体结构<text:bookmark-end text:name="__RefHeading___Toc120_1820326059"/></text:h>
      <text:p text:style-name="P6"/>
      <text:p text:style-name="P6"/>
      <text:h text:style-name="Heading_20_2" text:outline-level="2"><text:bookmark-start text:name="__RefHeading___Toc122_1820326059"/>2.<text:span text:style-name="T4">2 </text:span>文件总体结构<text:bookmark-end text:name="__RefHeading___Toc122_1820326059"/></text:h>
      <text:p text:style-name="P6"/>
      <text:h text:style-name="Heading_20_3" text:outline-level="3"><text:bookmark-start text:name="__RefHeading___Toc124_1820326059"/>2.2.1 dnvme<text:bookmark-end text:name="__RefHeading___Toc124_1820326059"/></text:h>
      <text:p text:style-name="P9"/>
      <text:p text:style-name="P9"/>
      <text:h text:style-name="Heading_20_3" text:outline-level="3"><text:bookmark-start text:name="__RefHeading___Toc126_1820326059"/>2.2.1 unittest<text:bookmark-end text:name="__RefHeading___Toc126_1820326059"/></text:h>
      <text:p text:style-name="P9"/>
      <text:p text:style-name="P9"/>
      <text:p text:style-name="P9"/>
      <text:p text:style-name="P9"/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4:34:52.002000000</meta:creation-date>
    <dc:date>2018-07-27T11:08:51.182034442</dc:date>
    <meta:editing-duration>PT1H1M41S</meta:editing-duration>
    <meta:editing-cycles>64</meta:editing-cycles>
    <meta:generator>LibreOffice/4.4.6.3$Linux_X86_64 LibreOffice_project/40m0$Build-3</meta:generator>
    <meta:document-statistic meta:table-count="2" meta:image-count="0" meta:object-count="0" meta:page-count="6" meta:paragraph-count="54" meta:word-count="226" meta:character-count="839" meta:non-whitespace-character-count="763"/>
  </office:meta>
</office:document-meta>
</file>